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10" style:family="table-column">
      <style:table-column-properties fo:break-before="auto" style:column-width="90.4mm"/>
    </style:style>
    <style:style style:name="co11" style:family="table-column">
      <style:table-column-properties fo:break-before="auto" style:column-width="26.25mm"/>
    </style:style>
    <style:style style:name="co12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9"/>
        <table:table-column table:style-name="co11" table:default-cell-style-name="ce13"/>
        <table:table-column table:style-name="co12" table:default-cell-style-name="ce13"/>
        <table:table-column table:style-name="co13" table:default-cell-style-name="ce2"/>
        <table:table-column table:style-name="co4" table:number-columns-repeated="1013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2"/>
          <table:table-cell table:style-name="ce7" table:number-columns-repeated="1014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2"/>
          <table:table-cell table:style-name="ce7" table:number-columns-repeated="101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2"/>
        </table:table-row>
        <table:table-row table:style-name="ro3">
          <table:table-cell table:style-name="ce1"/>
          <table:table-cell table:style-name="ce4" table:number-columns-repeated="6"/>
          <table:table-cell table:style-name="ce1"/>
          <table:table-cell table:style-name="ce14" table:number-columns-repeated="2"/>
          <table:table-cell table:style-name="ce4" table:number-columns-repeated="1014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table:number-columns-repeated="2"/>
          <table:table-cell office:value-type="string" calcext:value-type="string">
            <text:p>KWL antwortet mit allen Werten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TEMPERATUREN und TEMPERATURSENSOREN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ids</text:p>
          </table:table-cell>
          <table:table-cell/>
          <table:table-cell table:formula="of:=[.B11]&amp;[.C11]&amp;[.D11]&amp;[.E11]&amp;[.F11]" office:value-type="string" office:string-value="d15/set/kwl/temperatur/getids" calcext:value-type="string">
            <text:p>d15/set/kwl/temperatur/getids</text:p>
          </table:table-cell>
          <table:table-cell table:number-columns-repeated="2"/>
          <table:table-cell office:value-type="string" calcext:value-type="string">
            <text:p>Befehl: KWL liefert die Ids der Tempertursensoren für Sensor1, Sensor2, Sensor3, Sensor4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id</text:p>
          </table:table-cell>
          <table:table-cell/>
          <table:table-cell table:formula="of:=[.B12]&amp;[.C12]&amp;[.D12]&amp;[.E12]&amp;[.F12]" office:value-type="string" office:string-value="d15/state/kwl/aussenluft/id" calcext:value-type="string">
            <text:p>d15/state/kwl/aussenluft/id</text:p>
          </table:table-cell>
          <table:table-cell table:number-columns-repeated="2"/>
          <table:table-cell office:value-type="string" calcext:value-type="string">
            <text:p>ID des ersten gefundenen Temperatursensors</text:p>
          </table:table-cell>
          <table:table-cell office:value-type="string" calcext:value-type="string">
            <text:p>Außen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id</text:p>
          </table:table-cell>
          <table:table-cell/>
          <table:table-cell table:formula="of:=[.B13]&amp;[.C13]&amp;[.D13]&amp;[.E13]&amp;[.F13]" office:value-type="string" office:string-value="d15/state/kwl/zuluft/id" calcext:value-type="string">
            <text:p>d15/state/kwl/zuluft/id</text:p>
          </table:table-cell>
          <table:table-cell table:number-columns-repeated="2"/>
          <table:table-cell office:value-type="string" calcext:value-type="string">
            <text:p>ID des zweiten gefundenen Temperatursensors</text:p>
          </table:table-cell>
          <table:table-cell office:value-type="string" calcext:value-type="string">
            <text:p>Zu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id</text:p>
          </table:table-cell>
          <table:table-cell/>
          <table:table-cell table:formula="of:=[.B14]&amp;[.C14]&amp;[.D14]&amp;[.E14]&amp;[.F14]" office:value-type="string" office:string-value="d15/state/kwl/abluft/id" calcext:value-type="string">
            <text:p>d15/state/kwl/abluft/id</text:p>
          </table:table-cell>
          <table:table-cell table:number-columns-repeated="2"/>
          <table:table-cell office:value-type="string" calcext:value-type="string">
            <text:p>ID des dritten gefundenen Temperatursensors</text:p>
          </table:table-cell>
          <table:table-cell office:value-type="string" calcext:value-type="string">
            <text:p>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id</text:p>
          </table:table-cell>
          <table:table-cell/>
          <table:table-cell table:formula="of:=[.B15]&amp;[.C15]&amp;[.D15]&amp;[.E15]&amp;[.F15]" office:value-type="string" office:string-value="d15/state/kwl/fortluft/id" calcext:value-type="string">
            <text:p>d15/state/kwl/fortluft/id</text:p>
          </table:table-cell>
          <table:table-cell table:number-columns-repeated="2"/>
          <table:table-cell office:value-type="string" calcext:value-type="string">
            <text:p>ID des vierten gefundenen Temperatursensors</text:p>
          </table:table-cell>
          <table:table-cell office:value-type="string" calcext:value-type="string">
            <text:p>Fortluft</text:p>
          </table:table-cell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7]&amp;[.C17]&amp;[.D17]&amp;[.E17]&amp;[.F17]" office:value-type="string" office:string-value="d15/set/kwl/temperatur/gettemp" calcext:value-type="string">
            <text:p>d15/set/kwl/temperatur/gettemp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8]&amp;[.C18]&amp;[.D18]&amp;[.E18]&amp;[.F18]" office:value-type="string" office:string-value="d15/state/kwl/aussenluft/temperatur" calcext:value-type="string">
            <text:p>d15/state/kwl/aussenluft/temperatur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19]&amp;[.C19]&amp;[.D19]&amp;[.E19]&amp;[.F19]" office:value-type="string" office:string-value="d15/state/kwl/zuluft/temperatur" calcext:value-type="string">
            <text:p>d15/state/kwl/zuluft/temperatur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abluft/temperatur" calcext:value-type="string">
            <text:p>d15/state/kwl/abluft/temperatur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1]&amp;[.C21]&amp;[.D21]&amp;[.E21]&amp;[.F21]" office:value-type="string" office:string-value="d15/state/kwl/fortluft/temperatur" calcext:value-type="string">
            <text:p>d15/state/kwl/fortluft/temperatur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22]&amp;[.C22]&amp;[.D22]&amp;[.E22]&amp;[.F22]" office:value-type="string" office:string-value="d15/state/kwl/antifreeze" calcext:value-type="string">
            <text:p>d15/state/kwl/antifreeze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on oder off</text:p>
          </table:table-cell>
          <table:table-cell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23]&amp;[.C23]&amp;[.D23]&amp;[.E23]&amp;[.F23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25]&amp;[.C25]&amp;[.D25]&amp;[.E25]&amp;[.F25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2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3"/>
        </table:table-row>
        <table:table-row table:style-name="ro3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7]&amp;[.C27]&amp;[.D27]&amp;[.E27]&amp;[.F27]" office:value-type="string" office:string-value="d15/set/kwl/lueftungsstufe" calcext:value-type="string">
            <text:p>d15/set/kwl/lueftungsstufe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5</text:p>
          </table:table-cell>
          <table:table-cell office:value-type="string" calcext:value-type="string">
            <text:p>3 Normstufe</text:p>
          </table:table-cell>
          <table:table-cell office:value-type="string" calcext:value-type="string">
            <text:p>Stufe 1 = 60%</text:p>
          </table:table-cell>
          <table:table-cell office:value-type="string" calcext:value-type="string">
            <text:p>Stufe 2=80%</text:p>
          </table:table-cell>
          <table:table-cell table:number-columns-repeated="1009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28]&amp;[.C28]&amp;[.D28]&amp;[.E28]&amp;[.F28]" office:value-type="string" office:string-value="d15/state/kwl/lueftungsstufe" calcext:value-type="string">
            <text:p>d15/state/kwl/lueftungsstufe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2"/>
          <table:table-cell office:value-type="string" calcext:value-type="string">
            <text:p>Stufe 4 = 120%</text:p>
          </table:table-cell>
          <table:table-cell office:value-type="string" calcext:value-type="string">
            <text:p>Stufe 5=140%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0]&amp;[.C30]&amp;[.D30]&amp;[.E30]&amp;[.F30]" office:value-type="string" office:string-value="d15/set/kwl/fans/getspeed" calcext:value-type="string">
            <text:p>d15/set/kwl/fans/getspeed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1]&amp;[.C31]&amp;[.D31]&amp;[.E31]&amp;[.F31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2]&amp;[.C32]&amp;[.D32]&amp;[.E32]&amp;[.F32]" office:value-type="string" office:string-value="d15/state/kwl/fan1/speed" calcext:value-type="string">
            <text:p>d15/state/kwl/fan1/speed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33]&amp;[.C33]&amp;[.D33]&amp;[.E33]&amp;[.F33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34]&amp;[.C34]&amp;[.D34]&amp;[.E34]&amp;[.F34]" office:value-type="string" office:string-value="d15/state/kwl/fan2/speed" calcext:value-type="string">
            <text:p>d15/state/kwl/fan2/speed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36]&amp;[.C36]&amp;[.D36]&amp;[.E36]&amp;[.F36]" office:value-type="string" office:string-value="d15/set/kwl/summerbypass/getvalues" calcext:value-type="string">
            <text:p>d15/set/kwl/summerbypass/getvalues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37]&amp;[.C37]&amp;[.D37]&amp;[.E37]&amp;[.F37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38]&amp;[.C38]&amp;[.D38]&amp;[.E38]&amp;[.F38]" office:value-type="string" office:string-value="d15/state/kwl/summerbypass/mode" calcext:value-type="string">
            <text:p>d15/state/kwl/summerbypass/mode</text:p>
          </table:table-cell>
          <table:table-cell table:number-columns-repeated="1016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39]&amp;[.C39]&amp;[.D39]&amp;[.E39]&amp;[.F39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0]&amp;[.C40]&amp;[.D40]&amp;[.E40]&amp;[.F40]" office:value-type="string" office:string-value="d15/state/kwl/summerbypass/flap" calcext:value-type="string">
            <text:p>d15/state/kwl/summerbypass/flap</text:p>
          </table:table-cell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1]&amp;[.C41]&amp;[.D41]&amp;[.E41]&amp;[.F41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2]&amp;[.C42]&amp;[.D42]&amp;[.E42]&amp;[.F42]" office:value-type="string" office:string-value="d15/state/kwl/summerbypass/TempAbluftMin" calcext:value-type="string">
            <text:p>d15/state/kwl/summerbypass/TempAbluftMin</text:p>
          </table:table-cell>
          <table:table-cell table:number-columns-repeated="1016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3]&amp;[.C43]&amp;[.D43]&amp;[.E43]&amp;[.F43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44]&amp;[.C44]&amp;[.D44]&amp;[.E44]&amp;[.F44]" office:value-type="string" office:string-value="d15/state/kwl/summerbypass/TempAussenluftMin" calcext:value-type="string">
            <text:p>d15/state/kwl/summerbypass/TempAussenluftMin</text:p>
          </table:table-cell>
          <table:table-cell table:number-columns-repeated="1016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5]&amp;[.C45]&amp;[.D45]&amp;[.E45]&amp;[.F45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46]&amp;[.C46]&amp;[.D46]&amp;[.E46]&amp;[.F46]" office:value-type="string" office:string-value="d15/state/kwl/summerbypass/HystereseMinutes" calcext:value-type="string">
            <text:p>d15/state/kwl/summerbypass/HystereseMinutes</text:p>
          </table:table-cell>
          <table:table-cell table:number-columns-repeated="101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5"/>
          <table:table-cell table:style-name="Default" table:number-columns-repeated="1011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0]&amp;[.C50]&amp;[.D50]&amp;[.E50]&amp;[.F50]" office:value-type="string" office:string-value="d15/debugset/kwl/aussenluft/temperatur" calcext:value-type="string">
            <text:p>d15/debugset/kwl/aussenluft/temperatur</text:p>
          </table:table-cell>
          <table:table-cell table:style-name="Default" table:number-columns-repeated="2"/>
          <table:table-cell table:style-name="Default" office:value-type="string" calcext:value-type="string">
            <text:p>DEBUG: Aussentemperatur</text:p>
          </table:table-cell>
          <table:table-cell table:style-name="Default"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1]&amp;[.C51]&amp;[.D51]&amp;[.E51]&amp;[.F51]" office:value-type="string" office:string-value="d15/debugset/kwl/zuluft/temperatur" calcext:value-type="string">
            <text:p>d15/debugset/kwl/zuluft/temperatur</text:p>
          </table:table-cell>
          <table:table-cell table:style-name="Default" table:number-columns-repeated="2"/>
          <table:table-cell table:style-name="Default" office:value-type="string" calcext:value-type="string">
            <text:p>DEBUG: Zulufttemperatur</text:p>
          </table:table-cell>
          <table:table-cell table:style-name="Default" table:number-columns-repeated="1013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2]&amp;[.C52]&amp;[.D52]&amp;[.E52]&amp;[.F52]" office:value-type="string" office:string-value="d15/debugset/kwl/abluft/temperatur" calcext:value-type="string">
            <text:p>d15/debugset/kwl/abluft/temperatur</text:p>
          </table:table-cell>
          <table:table-cell table:number-columns-repeated="1016"/>
        </table:table-row>
        <table:table-row table:style-name="ro3">
          <table:table-cell table:style-name="ce1"/>
          <table:table-cell office:value-type="string" calcext:value-type="string">
            <text:p>d15/</text:p>
          </table:table-cell>
          <table:table-cell table:style-name="Default"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53]&amp;[.C53]&amp;[.D53]&amp;[.E53]&amp;[.F53]" office:value-type="string" office:string-value="d15/debugset/kwl/fortluft/temperatur" calcext:value-type="string">
            <text:p>d15/debugset/kwl/fortluft/temperatur</text:p>
          </table:table-cell>
          <table:table-cell table:number-columns-repeated="1016"/>
        </table:table-row>
        <table:table-row table:style-name="ro3" table:number-rows-repeated="6">
          <table:table-cell table:style-name="ce1"/>
          <table:table-cell table:number-columns-repeated="1023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08:36:02.4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29M41S</meta:editing-duration>
    <meta:editing-cycles>66</meta:editing-cycles>
    <meta:generator>LibreOffice/5.1.0.3$Windows_x86 LibreOffice_project/5e3e00a007d9b3b6efb6797a8b8e57b51ab1f737</meta:generator>
    <dc:date>2017-12-07T09:48:00.396000000</dc:date>
    <meta:document-statistic meta:table-count="3" meta:cell-count="303" meta:object-count="0"/>
    <meta:user-defined meta:name="Info 1"/>
    <meta:user-defined meta:name="Info 2"/>
    <meta:user-defined meta:name="Info 3"/>
    <meta:user-defined meta:name="Info 4"/>
  </office:meta>
</office:document-meta>
</file>